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5.248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ext-properties style:font-name="Liberation Sans" style:font-name-asian="DejaVu Sans" style:font-name-complex="Lohit Hindi"/>
    </style:style>
    <style:style style:name="ce15" style:family="table-cell" style:parent-style-name="Default" style:data-style-name="N0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r repositorio en git-hub y hacer push del archivo log_de_tareas</text:p>
          </table:table-cell>
          <table:table-cell office:value-type="date" office:date-value="2013-08-19">
            <text:p>2013-08-19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los articulos no silver bullet y Softwrae Engineering Missing in Action .Luego <text:s/>responder los cuestionarios</text:p>
          </table:table-cell>
          <table:table-cell office:value-type="date" office:date-value="2013-08-25">
            <text:p>2013-08-25</text:p>
          </table:table-cell>
          <table:table-cell office:value-type="float" office:value="180">
            <text:p>180</text:p>
          </table:table-cell>
          <table:table-cell table:style-name="ce15" office:value-type="float" office:value="150">
            <text:p>15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el articulo scrum y contestar el cuestionario</text:p>
          </table:table-cell>
          <table:table-cell table:style-name="ce14" office:value-type="date" office:date-value="2013-09-05">
            <text:p>2013-09-0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 style:data-style-name="N2" text:time-value="0000-00-00T00:24:3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09-04T00:26:57</dc:date>
    <meta:editing-duration>PT2H58M19S</meta:editing-duration>
    <meta:editing-cycles>26</meta:editing-cycles>
    <meta:document-statistic meta:table-count="2" meta:cell-count="96" meta:object-count="0"/>
  </office:meta>
</office:document-meta>
</file>